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C000002C594354C96.png" manifest:media-type="image/png"/>
  <manifest:file-entry manifest:full-path="Pictures/1000000100000D97000004B4664EEEAA.png" manifest:media-type="image/png"/>
  <manifest:file-entry manifest:full-path="Pictures/1000000000000AB10000055F0CCCD1C0.png" manifest:media-type="image/png"/>
  <manifest:file-entry manifest:full-path="Pictures/10000001000003A30000031A98C1D13D.png" manifest:media-type="image/png"/>
  <manifest:file-entry manifest:full-path="Pictures/100000010000112D0000012EB6AE71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9.34cm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8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9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P16" style:family="paragraph">
      <style:paragraph-properties fo:margin-top="0.4cm" fo:margin-bottom="0.4cm" fo:line-height="90%" fo:text-align="start" style:punctuation-wrap="hanging" style:writing-mode="lr-tb"/>
      <style:text-properties fo:hyphenate="false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0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/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color="#ffffff" loext:opacity="100%" fo:font-size="20pt" style:font-size-asian="20pt" style:font-size-complex="20pt"/>
    </style:style>
    <style:style style:name="T20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Project </presentation:footer-decl>
      <draw:page draw:name="Full Title of Presentation" draw:style-name="dp1" draw:master-page-name="Title_20_Slide" presentation:presentation-page-layout-name="AL1T0" presentation:use-footer-name="ftr1"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Intermediate Results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 presentation:use-footer-name="ftr1">
        <draw:frame draw:name="Title 1" presentation:style-name="pr4" draw:text-style-name="P9" draw:layer="layout" svg:width="15.962cm" svg:height="1.444cm" svg:x="0cm" svg:y="0cm" presentation:class="title">
          <draw:text-box>
            <text:p text:style-name="P3"><text:span text:style-name="T5">Outline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header>
                <text:p text:style-name="P1"><text:span text:style-name="T6"/></text:p>
              </text:list-header>
              <text:list-item>
                <text:p text:style-name="P1"><text:span text:style-name="T6">Milestones &amp; Timeline </text:span></text:p>
              </text:list-item>
              <text:list-item>
                <text:p text:style-name="P1"><text:span text:style-name="T6">Technical Background </text:span></text:p>
              </text:list-item>
              <text:list-item>
                <text:p text:style-name="P1"><text:span text:style-name="T6">Results </text:span></text:p>
              </text:list-item>
              <text:list-item>
                <text:p text:style-name="P1"><text:span text:style-name="T6">Problems faced </text:span></text:p>
              </text:list-item>
              <text:list-item>
                <text:p text:style-name="P1"><text:span text:style-name="T6">Next steps </text:span></text:p>
                <text:p text:style-name="P1"><text:span text:style-name="T6"/></text:p>
              </text:list-item>
            </text:list>
            <text:p text:style-name="P1"><text:span text:style-name="T6"/></text:p>
          </draw:text-box>
        </draw:frame>
        <presentation:notes draw:style-name="dp4">
          <draw:page-thumbnail draw:style-name="gr4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draw:frame draw:name="Title 2" presentation:style-name="pr7" draw:text-style-name="P9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2"><text:span text:style-name="T8">Single drone Simulation</text:span></text:p>
              </text:list-item>
              <text:list-item>
                <text:p text:style-name="P12"><text:span text:style-name="T8">Single drone Communication </text:span></text:p>
              </text:list-item>
              <text:list-item>
                <text:p text:style-name="P12"><text:span text:style-name="T9">Multiple</text:span><text:span text:style-name="T10"> drones Simulation</text:span></text:p>
              </text:list-item>
              <text:list-item>
                <text:p text:style-name="P12"><text:span text:style-name="T10">Multiple drones Communication </text:span></text:p>
              </text:list-item>
              <text:list-item>
                <text:p text:style-name="P12"><text:span text:style-name="T11">Formation Control</text:span></text:p>
              </text:list-item>
              <text:list-item>
                <text:p text:style-name="P12"><text:span text:style-name="T11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p text:style-name="P14"><text:span text:style-name="T13"/></text:p>
          </draw:text-box>
        </draw:frame>
        <presentation:notes draw:style-name="dp4">
          <draw:page-thumbnail draw:style-name="gr4" draw:layer="layout" svg:width="19.797cm" svg:height="11.136cm" svg:x="0.601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3T1" presentation:use-footer-name="ftr1">
        <draw:frame presentation:style-name="pr8" draw:text-style-name="P15" draw:layer="layout" svg:width="15.962cm" svg:height="1.444cm" svg:x="0cm" svg:y="0cm" presentation:class="title" presentation:user-transformed="true">
          <draw:text-box>
            <text:p><text:span text:style-name="T14"><text:s/></text:span><text:span text:style-name="T14">Timeline</text:span></text:p>
          </draw:text-box>
        </draw:frame>
        <draw:frame presentation:style-name="pr9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6"><text:span text:style-name="T15">Infrastructure setup - 2 Weeks until 28. November</text:span></text:p>
              </text:list-item>
              <text:list-item>
                <text:p text:style-name="P16"><text:span text:style-name="T15">Single drone simulated in Gazebo – 1 Month until 28. December</text:span></text:p>
              </text:list-item>
              <text:list-item>
                <text:p text:style-name="P16"><text:span text:style-name="T16">Multiple Drones simulated without communication – 2 Weeks until 11. January</text:span></text:p>
              </text:list-item>
              <text:list-item>
                <text:p text:style-name="P16"><text:span text:style-name="T17">Communication between Drones – 2 Weeks until 25. January</text:span></text:p>
              </text:list-item>
              <text:list-item>
                <text:p text:style-name="P16"><text:span text:style-name="T17">Implementation of Formation – 2 Weeks until 7. February</text:span></text:p>
              </text:list-item>
              <text:list-item>
                <text:p text:style-name="P16"><text:span text:style-name="T17">Estimation added and final optimization – 1 Month until 7. March</text:span></text:p>
              </text:list-item>
              <text:list-item>
                <text:p text:style-name="P16"><text:span text:style-name="T17">Documentation and Report writing – until 31. March</text:span></text:p>
              </text:list-item>
            </text:list>
          </draw:text-box>
        </draw:frame>
        <presentation:notes draw:style-name="dp4">
          <draw:page-thumbnail draw:style-name="gr4" draw:layer="layout" svg:width="0.001cm" svg:height="0.001cm" svg:x="0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Technical Background </text:span></text:p>
          </draw:text-box>
        </draw:frame>
        <draw:frame draw:style-name="gr5" draw:text-style-name="P17" draw:layer="layout" svg:width="23.009cm" svg:height="11.197cm" svg:x="1.27cm" svg:y="2.54cm">
          <draw:text-box>
            <text:p><text:span text:style-name="T17">Communication – (sourav)</text:span></text:p>
            <text:p><text:span text:style-name="T17"><text:tab/></text:span><text:span text:style-name="T17">Mavproxy</text:span></text:p>
            <text:p><text:span text:style-name="T17"/></text:p>
            <text:p><text:span text:style-name="T17">ROS2 Topics used – Put rqt graph picture here (christian)</text:span></text:p>
            <text:p><text:span text:style-name="T17"/></text:p>
            <text:p><text:span text:style-name="T17">Gazebo world – details about the sdf file . Picture of our 3 drones with runway . (Michael)</text:span></text:p>
            <text:p><text:span text:style-name="T17"/></text:p>
            <text:p><text:span text:style-name="T17">(Odometry)</text:span></text:p>
            <text:p><text:span text:style-name="T17"/></text:p>
            <text:p><text:span text:style-name="T17"/></text:p>
            <text:p><text:span text:style-name="T17"><text:s/></text:span></text:p>
            <text:p><text:span text:style-name="T17"/></text:p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>
          <draw:text-box>
            <text:p>Communication </text:p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nts" draw:style-name="dp3" draw:master-page-name="Title_20_and_20_Content" presentation:use-footer-name="ftr1">
        <draw:frame draw:name="Content Placeholder 6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8"><text:span text:style-name="T17">Infrastructure setup and documentation <text:s text:c="2"/></text:span></text:p>
              </text:list-item>
              <text:list-item>
                <text:p text:style-name="P18"><text:span text:style-name="T17">Single drone simulated in Gazebo /Rviz </text:span></text:p>
                <text:p text:style-name="P18"><text:span text:style-name="T17">photo</text:span></text:p>
              </text:list-item>
              <text:list-item>
                <text:p text:style-name="P18"><text:span text:style-name="T17">Single drone communication – gui </text:span></text:p>
                <text:p text:style-name="P18"><text:span text:style-name="T17">photo</text:span></text:p>
              </text:list-item>
              <text:list-item>
                <text:p text:style-name="P18"><text:span text:style-name="T17">Multiple drones simulated in Gazebo (w/o communication)</text:span></text:p>
              </text:list-item>
            </text:list>
            <text:p text:style-name="P1"><text:span text:style-name="T18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footer-name="ftr1"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use-footer-name="ftr1"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" presentation:use-footer-name="ftr1">
        <draw:frame presentation:style-name="pr8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9" draw:layer="layout" svg:width="23.399cm" svg:height="9.064cm" svg:x="1cm" svg:y="3.131cm" presentation:class="outline">
          <draw:text-box>
            <text:list text:style-name="L3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Downtime during exam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" presentation:use-footer-name="ftr1">
        <draw:frame presentation:style-name="pr8" draw:layer="layout" svg:width="15.962cm" svg:height="1.444cm" svg:x="0cm" svg:y="0cm" presentation:class="title">
          <draw:text-box>
            <text:p text:style-name="P3"><text:span text:style-name="T7"><text:s/></text:span><text:span text:style-name="T7">Next Steps </text:span></text:p>
          </draw:text-box>
        </draw:frame>
        <draw:frame presentation:style-name="pr9" draw:layer="layout" svg:width="23.399cm" svg:height="9.064cm" svg:x="0.731cm" svg:y="3.001cm" presentation:class="outline" presentation:user-transformed="true">
          <draw:text-box>
            <text:list text:style-name="L3">
              <text:list-header>
                <text:p>? (maybe gant chart of timeline and current place)</text:p>
                <text:p/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draw:frame draw:name="Subtitle 2" presentation:style-name="pr1" draw:text-style-name="P19" draw:layer="layout" svg:width="19.049cm" svg:height="1.037cm" svg:x="2.223cm" svg:y="4.199cm" presentation:class="subtitle" presentation:user-transformed="true">
          <draw:text-box>
            <text:p><text:span text:style-name="T19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6" draw:text-style-name="P6" draw:layer="layout" svg:width="12.452cm" svg:height="1.195cm" svg:x="2.223cm" svg:y="7.69cm">
          <text:p text:style-name="P7"><text:span text:style-name="T20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20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6</meta:editing-cycles>
    <meta:creation-date>2024-11-09T11:41:46.836226739</meta:creation-date>
    <meta:editing-duration>PT29M28S</meta:editing-duration>
    <meta:generator>LibreOffice/24.2.6.2$Linux_X86_64 LibreOffice_project/420$Build-2</meta:generator>
    <dc:date>2025-01-06T12:36:02.556941206</dc:date>
    <meta:document-statistic meta:object-count="308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